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light" svg:font-family="'Calibri light'"/>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5.761in" style:type="right" style:leader-style="dotted" style:leader-text="."/>
        </style:tab-stops>
      </style:paragraph-properties>
    </style:style>
    <style:style style:name="P2" style:family="paragraph" style:parent-style-name="Standard">
      <style:text-properties fo:font-size="18pt" style:font-size-asian="18pt" style:font-size-complex="18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065f15" officeooo:paragraph-rsid="00065f15"/>
    </style:style>
    <style:style style:name="P5" style:family="paragraph" style:parent-style-name="Standard">
      <style:text-properties officeooo:rsid="000c1279" officeooo:paragraph-rsid="000c1279"/>
    </style:style>
    <style:style style:name="P6" style:family="paragraph" style:parent-style-name="Heading_20_1">
      <style:text-properties officeooo:rsid="0004b372" officeooo:paragraph-rsid="0004b372"/>
    </style:style>
    <style:style style:name="P7" style:family="paragraph" style:parent-style-name="Heading_20_1">
      <style:text-properties officeooo:paragraph-rsid="000d1303"/>
    </style:style>
    <style:style style:name="P8" style:family="paragraph" style:parent-style-name="Heading_20_1">
      <style:text-properties fo:font-size="16pt" officeooo:paragraph-rsid="002b3bfe" style:font-size-asian="16pt" style:font-size-complex="16pt"/>
    </style:style>
    <style:style style:name="P9" style:family="paragraph" style:parent-style-name="Heading_20_2">
      <style:text-properties fo:font-size="14pt" fo:font-weight="normal" officeooo:paragraph-rsid="0018462e" style:font-size-asian="12.25pt" style:font-weight-asian="normal" style:font-size-complex="14pt" style:font-weight-complex="normal"/>
    </style:style>
    <style:style style:name="P10" style:family="paragraph" style:parent-style-name="Heading_20_2">
      <style:text-properties fo:font-size="14pt" fo:font-weight="normal" officeooo:rsid="0004b372" officeooo:paragraph-rsid="0018462e" style:font-size-asian="12.25pt" style:font-weight-asian="normal" style:font-size-complex="14pt" style:font-weight-complex="normal"/>
    </style:style>
    <style:style style:name="P11" style:family="paragraph" style:parent-style-name="Heading_20_2">
      <style:text-properties fo:font-size="14pt" fo:font-weight="normal" officeooo:rsid="001de0a3" officeooo:paragraph-rsid="001de0a3" style:font-size-asian="12.25pt" style:font-weight-asian="normal" style:font-size-complex="14pt" style:font-weight-complex="normal"/>
    </style:style>
    <style:style style:name="P12" style:family="paragraph" style:parent-style-name="Heading_20_2">
      <style:text-properties fo:font-size="14pt" fo:font-weight="normal" officeooo:rsid="001de0a3" officeooo:paragraph-rsid="002169da" style:font-size-asian="12.25pt" style:font-weight-asian="normal" style:font-size-complex="14pt" style:font-weight-complex="normal"/>
    </style:style>
    <style:style style:name="P13" style:family="paragraph" style:parent-style-name="Heading_20_2">
      <style:text-properties fo:font-size="14pt" fo:font-weight="normal" officeooo:rsid="001de0a3" officeooo:paragraph-rsid="0026d564" style:font-size-asian="12.25pt" style:font-weight-asian="normal" style:font-size-complex="14pt" style:font-weight-complex="normal"/>
    </style:style>
    <style:style style:name="P14" style:family="paragraph" style:parent-style-name="Heading_20_2">
      <style:text-properties fo:font-size="14pt" fo:font-weight="normal" officeooo:rsid="001de0a3" officeooo:paragraph-rsid="00285fda" style:font-size-asian="12.25pt" style:font-weight-asian="normal" style:font-size-complex="14pt" style:font-weight-complex="normal"/>
    </style:style>
    <style:style style:name="P15" style:family="paragraph" style:parent-style-name="Heading_20_2">
      <style:text-properties officeooo:rsid="0011ae92" officeooo:paragraph-rsid="0011ae92"/>
    </style:style>
    <style:style style:name="P16" style:family="paragraph" style:parent-style-name="Heading_20_2">
      <style:text-properties officeooo:paragraph-rsid="0011ae92"/>
    </style:style>
    <style:style style:name="P17" style:family="paragraph" style:parent-style-name="Heading_20_2">
      <style:text-properties officeooo:rsid="0004b372" officeooo:paragraph-rsid="001b5394"/>
    </style:style>
    <style:style style:name="P18" style:family="paragraph" style:parent-style-name="Heading_20_2">
      <style:text-properties officeooo:rsid="001de0a3" officeooo:paragraph-rsid="001de0a3"/>
    </style:style>
    <style:style style:name="P19" style:family="paragraph" style:parent-style-name="Standard" style:master-page-name="Standard">
      <style:paragraph-properties style:page-number="auto"/>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fo:color="#3465a4" style:font-name="Calibri light" fo:font-size="14pt" fo:font-weight="normal" officeooo:rsid="0011ae92" style:font-size-asian="14pt" style:font-weight-asian="normal" style:font-size-complex="14pt" style:font-weight-complex="normal"/>
    </style:style>
    <style:style style:name="P22" style:family="paragraph" style:parent-style-name="Standard">
      <style:text-properties officeooo:rsid="0004b372" officeooo:paragraph-rsid="0004b372"/>
    </style:style>
    <style:style style:name="P23" style:family="paragraph" style:parent-style-name="Standard">
      <style:text-properties officeooo:rsid="0004b372" officeooo:paragraph-rsid="00065f15"/>
    </style:style>
    <style:style style:name="P24" style:family="paragraph" style:parent-style-name="Standard">
      <style:text-properties officeooo:rsid="00085309" officeooo:paragraph-rsid="00085309"/>
    </style:style>
    <style:style style:name="P25" style:family="paragraph" style:parent-style-name="Standard">
      <style:text-properties officeooo:rsid="00085309" officeooo:paragraph-rsid="0008cd7c"/>
    </style:style>
    <style:style style:name="P26" style:family="paragraph" style:parent-style-name="Standard">
      <style:text-properties officeooo:paragraph-rsid="0004b372"/>
    </style:style>
    <style:style style:name="P27" style:family="paragraph" style:parent-style-name="Standard">
      <style:text-properties officeooo:rsid="000e746a" officeooo:paragraph-rsid="000e746a"/>
    </style:style>
    <style:style style:name="P28" style:family="paragraph" style:parent-style-name="Standard">
      <style:text-properties officeooo:paragraph-rsid="000d1303"/>
    </style:style>
    <style:style style:name="P29" style:family="paragraph" style:parent-style-name="Standard">
      <style:text-properties officeooo:rsid="00285fda" officeooo:paragraph-rsid="0029ce25"/>
    </style:style>
    <style:style style:name="P30" style:family="paragraph" style:parent-style-name="Standard">
      <style:text-properties officeooo:paragraph-rsid="002b3bfe"/>
    </style:style>
    <style:style style:name="P31" style:family="paragraph" style:parent-style-name="Standard">
      <style:text-properties fo:font-size="11pt" officeooo:rsid="002b3bfe" officeooo:paragraph-rsid="002b3bfe" style:font-size-asian="9.60000038146973pt" style:font-size-complex="11pt"/>
    </style:style>
    <style:style style:name="P32" style:family="paragraph" style:parent-style-name="Standard">
      <style:text-properties fo:font-size="11pt" officeooo:rsid="002ba8e4" officeooo:paragraph-rsid="002ba8e4" style:font-size-asian="9.60000038146973pt" style:font-size-complex="11pt"/>
    </style:style>
    <style:style style:name="P33" style:family="paragraph" style:parent-style-name="Standard">
      <style:text-properties fo:font-size="16pt" officeooo:paragraph-rsid="002b3bfe" style:font-size-asian="16pt" style:font-size-complex="16pt"/>
    </style:style>
    <style:style style:name="P34" style:family="paragraph" style:parent-style-name="Text_20_body">
      <style:text-properties fo:font-size="11pt" officeooo:rsid="00137291" officeooo:paragraph-rsid="00137291" style:font-size-asian="9.60000038146973pt" style:font-size-complex="11pt"/>
    </style:style>
    <style:style style:name="P35" style:family="paragraph" style:parent-style-name="Text_20_body">
      <style:text-properties fo:font-size="11pt" officeooo:rsid="001b5394" officeooo:paragraph-rsid="001b5394" style:font-size-asian="9.60000038146973pt" style:font-size-complex="11pt"/>
    </style:style>
    <style:style style:name="P36" style:family="paragraph" style:parent-style-name="Text_20_body">
      <style:text-properties fo:font-size="11pt" officeooo:rsid="001de0a3" officeooo:paragraph-rsid="001de0a3" style:font-size-asian="9.60000038146973pt" style:font-size-complex="11pt"/>
    </style:style>
    <style:style style:name="P37" style:family="paragraph" style:parent-style-name="Text_20_body">
      <style:text-properties fo:font-size="11pt" officeooo:rsid="001de0a3" officeooo:paragraph-rsid="001fbaeb" style:font-size-asian="9.60000038146973pt" style:font-size-complex="11pt"/>
    </style:style>
    <style:style style:name="P38" style:family="paragraph" style:parent-style-name="Text_20_body">
      <style:text-properties fo:font-size="11pt" officeooo:rsid="001fbaeb" officeooo:paragraph-rsid="001fbaeb" style:font-size-asian="9.60000038146973pt" style:font-size-complex="11pt"/>
    </style:style>
    <style:style style:name="P39" style:family="paragraph" style:parent-style-name="Text_20_body">
      <style:text-properties fo:font-size="11pt" officeooo:rsid="002169da" officeooo:paragraph-rsid="002169da" style:font-size-asian="9.60000038146973pt" style:font-size-complex="11pt"/>
    </style:style>
    <style:style style:name="P40" style:family="paragraph" style:parent-style-name="Text_20_body">
      <style:text-properties fo:font-size="11pt" officeooo:rsid="002315f4" officeooo:paragraph-rsid="002315f4" style:font-size-asian="9.60000038146973pt" style:font-size-complex="11pt"/>
    </style:style>
    <style:style style:name="P41" style:family="paragraph" style:parent-style-name="Text_20_body">
      <style:text-properties fo:font-size="11pt" officeooo:rsid="002d35e3" officeooo:paragraph-rsid="002dcf83" style:font-size-asian="9.60000038146973pt" style:font-size-complex="11pt"/>
    </style:style>
    <style:style style:name="P42" style:family="paragraph" style:parent-style-name="Text_20_body">
      <style:text-properties fo:font-size="11pt" fo:font-weight="normal" officeooo:rsid="0026d564" officeooo:paragraph-rsid="0026ec08" style:font-size-asian="9.60000038146973pt" style:font-weight-asian="normal" style:font-size-complex="11pt" style:font-weight-complex="normal"/>
    </style:style>
    <style:style style:name="P43" style:family="paragraph" style:parent-style-name="Text_20_body">
      <style:text-properties officeooo:rsid="0018462e" officeooo:paragraph-rsid="0018462e"/>
    </style:style>
    <style:style style:name="T1" style:family="text">
      <style:text-properties fo:font-size="18pt" style:font-size-asian="18pt" style:font-size-complex="18pt"/>
    </style:style>
    <style:style style:name="T2" style:family="text">
      <style:text-properties fo:font-size="18pt" fo:language="en" fo:country="US" style:font-size-asian="18pt" style:font-size-complex="18pt"/>
    </style:style>
    <style:style style:name="T3" style:family="text">
      <style:text-properties fo:font-weight="bold" style:font-weight-asian="bold" style:font-weight-complex="bold"/>
    </style:style>
    <style:style style:name="T4" style:family="text">
      <style:text-properties fo:font-weight="bold" officeooo:rsid="0001b811" style:font-weight-asian="bold" style:font-weight-complex="bold"/>
    </style:style>
    <style:style style:name="T5" style:family="text">
      <style:text-properties style:text-position="super 58%" fo:font-weight="bold" style:font-weight-asian="bold" style:font-weight-complex="bold"/>
    </style:style>
    <style:style style:name="T6" style:family="text">
      <style:text-properties text:display="true"/>
    </style:style>
    <style:style style:name="T7" style:family="text">
      <style:text-properties fo:language="en" fo:country="US"/>
    </style:style>
    <style:style style:name="T8" style:family="text">
      <style:text-properties officeooo:rsid="00065f15"/>
    </style:style>
    <style:style style:name="T9" style:family="text">
      <style:text-properties officeooo:rsid="00085309"/>
    </style:style>
    <style:style style:name="T10" style:family="text">
      <style:text-properties officeooo:rsid="0008cd7c"/>
    </style:style>
    <style:style style:name="T11" style:family="text">
      <style:text-properties officeooo:rsid="000a8478"/>
    </style:style>
    <style:style style:name="T12" style:family="text">
      <style:text-properties officeooo:rsid="000c1279"/>
    </style:style>
    <style:style style:name="T13" style:family="text">
      <style:text-properties officeooo:rsid="000d1303"/>
    </style:style>
    <style:style style:name="T14" style:family="text">
      <style:text-properties officeooo:rsid="000ec853"/>
    </style:style>
    <style:style style:name="T15" style:family="text">
      <style:text-properties officeooo:rsid="0011ae92"/>
    </style:style>
    <style:style style:name="T16" style:family="text">
      <style:text-properties fo:background-color="#0563c1" loext:char-shading-value="0"/>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fo:font-weight="normal" officeooo:rsid="0011ae92" style:font-size-asian="12.25pt" style:font-weight-asian="normal" style:font-size-complex="14pt" style:font-weight-complex="normal"/>
    </style:style>
    <style:style style:name="T19" style:family="text">
      <style:text-properties fo:font-size="14pt" fo:font-weight="normal" officeooo:rsid="0018462e" style:font-size-asian="12.25pt" style:font-weight-asian="normal" style:font-size-complex="14pt" style:font-weight-complex="normal"/>
    </style:style>
    <style:style style:name="T20" style:family="text">
      <style:text-properties fo:font-size="14pt" fo:font-weight="normal" officeooo:rsid="001b5394" style:font-size-asian="12.25pt" style:font-weight-asian="normal" style:font-size-complex="14pt" style:font-weight-complex="normal"/>
    </style:style>
    <style:style style:name="T21" style:family="text">
      <style:text-properties fo:font-size="14pt" fo:font-weight="normal" officeooo:rsid="002b3bfe" style:font-size-asian="12.25pt" style:font-weight-asian="normal" style:font-size-complex="14pt" style:font-weight-complex="normal"/>
    </style:style>
    <style:style style:name="T22" style:family="text">
      <style:text-properties officeooo:rsid="00137291"/>
    </style:style>
    <style:style style:name="T23" style:family="text">
      <style:text-properties fo:font-weight="normal" style:font-weight-asian="normal" style:font-weight-complex="normal"/>
    </style:style>
    <style:style style:name="T24" style:family="text">
      <style:text-properties fo:font-weight="normal" officeooo:rsid="0011ae92" style:font-weight-asian="normal" style:font-weight-complex="normal"/>
    </style:style>
    <style:style style:name="T25" style:family="text">
      <style:text-properties fo:font-weight="normal" officeooo:rsid="001481d3" style:font-weight-asian="normal" style:font-weight-complex="normal"/>
    </style:style>
    <style:style style:name="T26" style:family="text">
      <style:text-properties fo:font-weight="normal" officeooo:rsid="00160713" style:font-weight-asian="normal" style:font-weight-complex="normal"/>
    </style:style>
    <style:style style:name="T27" style:family="text">
      <style:text-properties fo:font-weight="normal" officeooo:rsid="0017902b" style:font-weight-asian="normal" style:font-weight-complex="normal"/>
    </style:style>
    <style:style style:name="T28" style:family="text">
      <style:text-properties fo:font-weight="normal" officeooo:rsid="0018462e" style:font-weight-asian="normal" style:font-weight-complex="normal"/>
    </style:style>
    <style:style style:name="T29" style:family="text">
      <style:text-properties fo:font-weight="normal" officeooo:rsid="001bc12a" style:font-weight-asian="normal" style:font-weight-complex="normal"/>
    </style:style>
    <style:style style:name="T30" style:family="text">
      <style:text-properties fo:font-weight="normal" officeooo:rsid="001d5c1c" style:font-weight-asian="normal" style:font-weight-complex="normal"/>
    </style:style>
    <style:style style:name="T31" style:family="text">
      <style:text-properties fo:font-weight="normal" officeooo:rsid="001de0a3" style:font-weight-asian="normal" style:font-weight-complex="normal"/>
    </style:style>
    <style:style style:name="T32" style:family="text">
      <style:text-properties fo:font-weight="normal" officeooo:rsid="001fbaeb" style:font-weight-asian="normal" style:font-weight-complex="normal"/>
    </style:style>
    <style:style style:name="T33" style:family="text">
      <style:text-properties fo:font-weight="normal" officeooo:rsid="002169da" style:font-weight-asian="normal" style:font-weight-complex="normal"/>
    </style:style>
    <style:style style:name="T34" style:family="text">
      <style:text-properties fo:font-weight="normal" officeooo:rsid="0021c606" style:font-weight-asian="normal" style:font-weight-complex="normal"/>
    </style:style>
    <style:style style:name="T35" style:family="text">
      <style:text-properties fo:font-weight="normal" officeooo:rsid="00243b21" style:font-weight-asian="normal" style:font-weight-complex="normal"/>
    </style:style>
    <style:style style:name="T36" style:family="text">
      <style:text-properties fo:font-weight="normal" officeooo:rsid="0029ce25" style:font-weight-asian="normal" style:font-weight-complex="normal"/>
    </style:style>
    <style:style style:name="T37" style:family="text">
      <style:text-properties fo:font-weight="normal" officeooo:rsid="002b3bfe" style:font-weight-asian="normal" style:font-weight-complex="normal"/>
    </style:style>
    <style:style style:name="T38" style:family="text">
      <style:text-properties fo:font-weight="normal" officeooo:rsid="002ba8e4" style:font-weight-asian="normal" style:font-weight-complex="normal"/>
    </style:style>
    <style:style style:name="T39" style:family="text">
      <style:text-properties fo:font-weight="normal" officeooo:rsid="00285fda" style:font-weight-asian="normal" style:font-weight-complex="normal"/>
    </style:style>
    <style:style style:name="T40" style:family="text">
      <style:text-properties fo:font-weight="normal" officeooo:rsid="002dcf83" style:font-weight-asian="normal" style:font-weight-complex="normal"/>
    </style:style>
    <style:style style:name="T41" style:family="text">
      <style:text-properties officeooo:rsid="0018462e"/>
    </style:style>
    <style:style style:name="T42" style:family="text">
      <style:text-properties officeooo:rsid="0019c4e3"/>
    </style:style>
    <style:style style:name="T43" style:family="text">
      <style:text-properties officeooo:rsid="001b5394"/>
    </style:style>
    <style:style style:name="T44" style:family="text">
      <style:text-properties officeooo:rsid="001d5c1c"/>
    </style:style>
    <style:style style:name="T45" style:family="text">
      <style:text-properties officeooo:rsid="001de0a3"/>
    </style:style>
    <style:style style:name="T46" style:family="text">
      <style:text-properties officeooo:rsid="002169da"/>
    </style:style>
    <style:style style:name="T47" style:family="text">
      <style:text-properties officeooo:rsid="0021c606"/>
    </style:style>
    <style:style style:name="T48" style:family="text">
      <style:text-properties officeooo:rsid="00243b21"/>
    </style:style>
    <style:style style:name="T49" style:family="text">
      <style:text-properties officeooo:rsid="00259442"/>
    </style:style>
    <style:style style:name="T50" style:family="text">
      <style:text-properties officeooo:rsid="0026d564"/>
    </style:style>
    <style:style style:name="T51" style:family="text">
      <style:text-properties officeooo:rsid="0026ec08"/>
    </style:style>
    <style:style style:name="T52" style:family="text">
      <style:text-properties officeooo:rsid="00285fda"/>
    </style:style>
    <style:style style:name="T53" style:family="text">
      <style:text-properties officeooo:rsid="0029ce25"/>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Έκθεση </text:span><text:span text:style-name="T2">Project</text:span><text:span text:style-name="T1"> για το μάθημα «Προγραμματισμός Διαδικτύου» - Ακαδημαϊκό Έτος 2020 - 2021</text:span></text:p>
      <text:p text:style-name="Standard"><text:span text:style-name="T1">Τίτλος </text:span><text:span text:style-name="T2">Project</text:span><text:span text:style-name="T1">: «Ιστοσελίδα για αστικές συγκοινωνίες»</text:span></text:p>
      <text:p text:style-name="P2"/>
      <text:p text:style-name="P20">Ομάδα</text:p>
      <text:p text:style-name="Standard"><text:span text:style-name="T3">Καρδούτσος Άγγελος – Α.Μ.: 1059372, Έτος: 4</text:span><text:span text:style-name="T5">ο</text:span></text:p>
      <text:p text:style-name="Standard"><text:span text:style-name="T3">Καλδής Χρήστος <text:s/>- Α.Μ.: 105</text:span><text:span text:style-name="T4">9364</text:span><text:span text:style-name="T3">, Έτος: 4</text:span><text:span text:style-name="T5">ο</text:span></text:p>
      <text:p text:style-name="P3"/>
      <text:table-of-content text:style-name="Sect1" text:protected="true" text:name="Table of Contents1">
        <text:table-of-content-source text:outline-level="3" text:use-index-marks="false">
          <text:index-title-template text:style-name="Contents_20_Heading">Περιεχόμενα</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Περιεχόμενα</text:p>
          </text:index-title>
          <text:p text:style-name="P1"><text:a xlink:type="simple" xlink:href="#_Toc73731965" text:style-name="Index_20_Link" text:visited-style-name="Index_20_Link">1. Εισαγωγή</text:a><text:a xlink:type="simple" xlink:href="#_Toc73731965" text:style-name="Index_20_Link" text:visited-style-name="Index_20_Link"><text:span text:style-name="T6"><text:tab/>1</text:span></text:a></text:p>
          <text:p text:style-name="Standard"/>
        </text:index-body>
      </text:table-of-content>
      <text:p text:style-name="P3"/>
      <text:h text:style-name="Heading_20_1" text:outline-level="1"><text:bookmark-start text:name="_Toc73731965"/>1. Εισαγωγή<text:bookmark-end text:name="_Toc73731965"/> – Παρουσίαση Μικρόκοσμου</text:h>
      <text:p text:style-name="P21"><text:span text:style-name="T16"/></text:p>
      <text:h text:style-name="P15" text:outline-level="2"><text:span text:style-name="T17">1.1 Εισαγωγή</text:span></text:h>
      <text:p text:style-name="Standard">Στόχος της εργασίας είναι η δημιουργία ενός <text:span text:style-name="T7">server</text:span>, ο οποίος θα φιλοξενεί <text:span text:style-name="T22">μια</text:span> ιστοσελίδα σχετικά με τα αστικά λεωφορεία. Ειδικότερα, σκοπός της ιστοσελίδας είναι να εξυπηρετεί το επιβατικό κοινό, παρέχοντας πληροφορίες για ό,τι χρειαστεί. Μερικές από τις πληροφορίες αυτές μπορούν να αφορούν τις στάσεις μιας λεωφορειακής γραμμής, τις ώρες των δρομολογίων, καθώς και τύποι και τιμές των εισιτηρίων.</text:p>
      <text:p text:style-name="Standard">Με βάση τις προηγούμενες ανάγκες, κρίνεται απαραίτητη η δημιουργία ενός <text:span text:style-name="T7">server</text:span>, ο οποίος θα φιλοξενεί μία ιστοσελίδα. Ο χρήστης (<text:span text:style-name="T7">client</text:span>) θα πραγματοποιεί αιτήματα στο <text:span text:style-name="T7">server</text:span>, ο οποίος πρέπει να του επιστρέφει τη σελίδα, που περιέχει τις πληροφορίες, που επιθυμεί ο χρήστης. <text:span text:style-name="T15">Οι σελίδες δημιουργήθηκαν προσπαθώντας να καλύψουν τις απαιτήσεις <text:s/>του μικρόκοσμου.</text:span></text:p>
      <text:p text:style-name="P29">Η ανάπτυξη της ιστοσελίδας και των τεχνολογιών έγινε με τη σειρά που εισήχθηκαν στο μάθημα. <text:span text:style-name="T53">Η</text:span> μοντελοποίηση μίας βάσης δεδομένων σύμφωνα με τις απαιτήσεις ενός μικρόκοσμου ήταν ήδη γνωστός από προηγούμενο μάθημα <text:span text:style-name="T53">και αναπτύχθηκε πρώτος</text:span>. Έπειτα, αναπτύχθηκε η ιστοσελίδα από την πλευρά του χρήστη και στη συνέχεια ξεκίνησε η ανάπτυξη της εφαρμογής στην πλευρά του εξυπηρετητή και η σύνδεση και επικοινωνία με τη βάση δεδομένων που σχεδιάστηκε στην αρχή. </text:p>
      <text:h text:style-name="P16" text:outline-level="2"><text:span text:style-name="T18">1.2 Περιγραφή Μικρόκοσμου</text:span></text:h>
      <text:p text:style-name="P34"><text:span text:style-name="T24">Ο</text:span><text:span text:style-name="T23">ι ανάγκες και οι δυνατότητες του μικρόκοσμου εξετάστηκαν σε σχέση με τις ιστοσελίδες των αστικών λεωφορείων μεγάλων πόλεων της Ελλάδας. </text:span><text:span text:style-name="T25">Η ιστοσελίδα μας βασίζεται στα </text:span><text:soft-page-break/><text:span text:style-name="T25">δρομολόγια και τις υπηρεσίες που παρέχονται στην Πάτρα. Τα λεωφορεία χωρίζονται σε </text:span><text:span text:style-name="T23"><text:s/></text:span><text:span text:style-name="T25">γραμμές και κάθε μία περνάει από διαφορετικές στάσεις. Ταυτόχρονα, η τιμή του εισιτηρίου διαφοροποιείται ανάλογα με τη ζώνη που βρίσκεται ο τελικός προορισμός του επιβάτη. Ο χρήστης μπορεί να διαθέτει μηνιαία κάρτα </text:span><text:span text:style-name="T28">ή</text:span><text:span text:style-name="T25"> εισιτήριο. Τέλος τα νέα περιέχουν τις τελευταίες ανακοινώσεις σχετικά με τ</text:span><text:span text:style-name="T28">ην</text:span><text:span text:style-name="T25"> μετακ</text:span><text:span text:style-name="T28">ί</text:span><text:span text:style-name="T25">ν</text:span><text:span text:style-name="T28">η</text:span><text:span text:style-name="T25">σ</text:span><text:span text:style-name="T28">η</text:span><text:span text:style-name="T25"> στην πόλη. </text:span><text:span text:style-name="T26">Με βάση τα παραπάνω μπορούμε εύκολα να βρούμε τις οντότητες που χρειάζονται </text:span><text:span text:style-name="T27">για τον εννοιολογικό σχεδιασμό της βάσης μας</text:span><text:span text:style-name="T26">.</text:span></text:p>
      <text:h text:style-name="P10" text:outline-level="2"><text:span text:style-name="T41">1</text:span><text:span text:style-name="T15">.</text:span><text:span text:style-name="T41">3 Εννοιολογικός Σχεδιασμός</text:span></text:h>
      <text:p text:style-name="P43">Ο εννοιολογικός σχεδιασμός αποτελεί το <text:span text:style-name="T42">πρώτο βήμα δημιουργίας της βάσης δεδομένων μετά την περιγραφή του μικρόκοσμου. Προσπαθεί να αποτυπώσει τα κύρια στοιχεία της βάσης που αποτελούν τις οντότητες και τα χαρακτηριστικά τους </text:span><text:span text:style-name="T43">που τα περιγράφουν.</text:span><text:span text:style-name="T42"> </text:span><text:span text:style-name="T43">Παράλληλα γίνεται ο χαρακτηρισμός των τύπων κάθε γνωρίσματος καθώς και η εύρεση γνωρισμάτων κλειδιών. </text:span><text:span text:style-name="T44">Στη συνέχεια</text:span><text:span text:style-name="T43">, μια πρώτη εκτίμηση του πεδίου ορισμού κάθε γνωρίσματος για την ανάθεση σωστού τύπου μεταβλητής στο σχεσιακό μοντέλο κα</text:span><text:span text:style-name="T48">θώς και</text:span><text:span text:style-name="T43"> στη βάση </text:span><text:span text:style-name="T48">δεδομένων</text:span><text:span text:style-name="T43"> μας. </text:span><text:span text:style-name="T44">Ένας καλός εννοιολογικός σχεδιασμός επιταχύνει τη δημιουργία, </text:span><text:span text:style-name="T45">την ανάπτυξη και την συντήρηση μίας βάσης</text:span><text:span text:style-name="T44">.</text:span></text:p>
      <text:h text:style-name="P17" text:outline-level="2"><text:span text:style-name="T19">1</text:span><text:span text:style-name="T18">.</text:span><text:span text:style-name="T20">4</text:span><text:span text:style-name="T19"> </text:span><text:span text:style-name="T20">Σχεσιακό Μοντέλο</text:span></text:h>
      <text:p text:style-name="P35"><text:span text:style-name="T23">Δομούνται οι αντίστοιχοι πίνακες για κάθε οντότητα. Η μετάβαση από τους πίνακες του σχεσιακ</text:span><text:span text:style-name="T29">ού</text:span><text:span text:style-name="T23"> μοντέλου στους πίνακες μίας σχεσιακής </text:span><text:span text:style-name="T29">βάσης δεδομένων αποτελεί μία </text:span><text:span text:style-name="T31">αλλαγή</text:span><text:span text:style-name="T23"> </text:span><text:span text:style-name="T29">που</text:span><text:span text:style-name="T23"> είναι σχετικά μικρή με </text:span><text:span text:style-name="T29">λίγε</text:span><text:span text:style-name="T23">ς διαφορές. Φαίνεται λοιπόν, η αξία του εννοιολογικού μοντέλου και η διευκόλυνσή του για τη δημιουργία της βάσης από αυτό το στάδιο. </text:span><text:span text:style-name="T29">Τηρούνται οι απαραίτητοι μετασχηματισμοί </text:span><text:span text:style-name="T30">για τη δημιουργία αξιοποιήσιμου σχεσιακού μοντέλου</text:span><text:span text:style-name="T29">, χρειάστηκαν επιπλέον πίνακες για τη συσχέτιση των οντοτήτων με </text:span><text:span text:style-name="T30">λόγο</text:span><text:span text:style-name="T29"> πληθ</text:span><text:span text:style-name="T30">ι</text:span><text:span text:style-name="T29">κότητα</text:span><text:span text:style-name="T30">ς </text:span><text:span text:style-name="T29">πολλά προς πολλά. </text:span></text:p>
      <text:p text:style-name="Standard"/>
      <text:h text:style-name="P6" text:outline-level="1">2. Σχεδιασμός της Πλευράς του Πελάτη</text:h>
      <text:p text:style-name="P22"/>
      <text:h text:style-name="P9" text:outline-level="2"><text:span text:style-name="T41">2</text:span><text:span text:style-name="T15">.</text:span><text:span text:style-name="T41">1 Τεχνολογίες Υλοποίησης </text:span><text:span text:style-name="T45">Πελάτη</text:span></text:h>
      <text:p text:style-name="P23">Η δημιουργία της εφαρμογής ξεκίνησε από το σχεδιασμό του front-end της ιστοσελίδας. Οι βασικές τεχνολογίες που χρησιμοποιήθηκαν ήταν η HTML5 για να ορίσουμε τη δομή και το περιεχόμενο του κειμένου, η CSS3 για τη μορφοποίηση του κειμένου και τον τρόπο παρουσίασης και η JavaScript για τη διαχείριση των <text:span text:style-name="T8">γεγονότων </text:span><text:span text:style-name="T11">και τη διαδραστικότητα της εφαρμογής</text:span><text:span text:style-name="T8">. Η σχέση των 3 αυτών προγραμματιστικών γλωσσών είναι άμεση και η δυνατότητα συγγραφής εμφωλευμένου κώδικα μίας από αυτές σε μία άλλη είναι ιδιαιτέρως εύκολη και μερικές φορές απαραίτητη. Παρόλα αυτά δεν προτείνεται καθώς ο σκοπός της κάθε γλώσσας είναι ξεχωριστός </text:span><text:span text:style-name="T10">και δεν πρέπει να συγχέονται οι ρόλοι της κάθε μιας. </text:span><text:span text:style-name="T45">Σ</text:span><text:span text:style-name="T8">το πρόγραμμα έγινε προσπάθεια διαχωρισμού των αρχείων σύμφωνα με το σκοπό τους.</text:span></text:p>
      <text:h text:style-name="P10" text:outline-level="2"><text:soft-page-break/><text:span text:style-name="T41">2</text:span><text:span text:style-name="T15">.</text:span><text:span text:style-name="T41">2 HTML</text:span></text:h>
      <text:p text:style-name="P4">Το πρώτο βήμα ήταν ο σχεδιασμός του περιεχομένου της ιστοσελίδας. Βρέθηκαν <text:span text:style-name="T9">οι απαιτήσεις του μικρόκοσμου που θα παρουσιάζονται σε διαφορετική σελίδα και σχεδιάστηκε το περιεχόμενο της αρχικής σελίδας. Η αρχική σελίδα ακολουθεί τη βασική δομή μιας ιστοσελίδας, περιέχει τίτλο, ένα εισαγωγικό σημείωμα </text:span><text:span text:style-name="T10">και</text:span><text:span text:style-name="T9"> μια μπάρα περιήγησης που μεταφέρει το χρήστη στις υπόλοιπες σελίδες. </text:span><text:span text:style-name="T10">Ε</text:span><text:span text:style-name="T9">πιλέχθηκαν επίσης κομμάτια των υπόλοιπων σελίδων που είναι πιο πιθανό να αναζητούν οι επισκέπτες της ιστοσελίδας και παρουσιάστηκαν στην αρχική </text:span><text:span text:style-name="T10">σελίδα για</text:span><text:span text:style-name="T9"> διευκόλυνσή τους. </text:span><text:s/></text:p>
      <text:p text:style-name="P24">Η εφαρμογή δίνει στο χρήστη τις απαραίτητες γνώσεις για τις γραμμές λεωφορείων, τα εισιτήρια, τις νέες ανακοινώσεις της εταιρίας καθώς και τα στοιχεία επικοινωνίας. <text:span text:style-name="T10">Αναλυτικότερα οι ενημερώσεις, οι γραμμές των λεωφορείων με τις εκάστοτε στάσεις και τα δρομολόγιά τους, οι τιμές εισιτηρίων, η τοποθεσία και τα στοιχεία επικοινωνίας είναι διαθέσιμα </text:span><text:span text:style-name="T11">σε διαφορετικές σελίδες και αρχεία HTML</text:span><text:span text:style-name="T10">. </text:span></text:p>
      <text:h text:style-name="P10" text:outline-level="2"><text:span text:style-name="T41">2</text:span><text:span text:style-name="T15">.</text:span><text:span text:style-name="T41">3 CSS</text:span></text:h>
      <text:p text:style-name="P25">Στη συνέχεια <text:s/><text:span text:style-name="T10">μορφοποιήθηκε ο χαρακτήρας της εφαρμογής. Επιλέχθηκαν τα χρώματα που θα περιέχει καθώς και η παρουσίαση του κειμένου για τα διάφορα μεγέθη του παραθύρου. <text:s text:c="2"/></text:span><text:span text:style-name="T11">Μια ιστοσελίδα δεν χρειάζεται να είναι φορτωμένη με πολλά χρώματα ή αναλυτικές οδηγίες, μακροσκελή κείμενα και πολλά widget επειδή υπάρχει κίνδυνος να κουράσει τον επισκέπτη. Η παρουσίαση της σελίδας έμεινε απλή χωρίς να στερείται λειτουργικότητας. </text:span><text:span text:style-name="T12">Με τον ίδιο τρόπο που χωρίστηκαν τα αρχεία για τη δομή της σελίδας χωρίστηκαν και για τη μορφοποίησή της και γράφτηκαν σε CSS.</text:span></text:p>
      <text:h text:style-name="P10" text:outline-level="2"><text:span text:style-name="T41">2</text:span><text:span text:style-name="T15">.</text:span><text:span text:style-name="T41">4 JavaScript</text:span></text:h>
      <text:p text:style-name="P5">Τελευταίο αλλά εξίσου σημαντικό ήταν η προσθήκη των γεγονότων στα στοιχεία που ήταν απαραίτητο. Κουμπιά και σύνδεσμοι οι οποίοι δημιουργούνται δυναμικά στη σελίδα χρειάζονται επεξεργασία τόσο στο περιεχόμενο όσο και στη λειτουργία τους. Ταυτόχρονα, δυνατότητες για διευκόλυνση του χρήστη όπως κουμπί κύλισης στο πάνω μέρος της σελίδας ή τροποποίηση της μπάρας περιήγησης ώστε να είναι διαθέσιμη χωρίς όμως να χάνεται το απαραίτητο κενό διάστημα στη σελίδα ώστε να παραμένει ξεκούραστη η περιήγηση του χρήστη.</text:p>
      <text:h text:style-name="P6" text:outline-level="1">3. Σχεδιασμός στην Πλευρά του Εξυπηρετητή</text:h>
      <text:p text:style-name="P26"/>
      <text:h text:style-name="P11" text:outline-level="2">3<text:span text:style-name="T15">.</text:span><text:span text:style-name="T41">1 </text:span>Σχεδιασμός Βάσης Δεδομένων</text:h>
      <text:p text:style-name="P27">Κατά τον σχεδιασμό και υλοποίηση της διεπαφής του χρήστη παρατηρήθηκε η ανάγκη και η πρακτικότητα της βάσης δεδομένων. <text:span text:style-name="T47">Με βάση το σχεσιακό μοντέλο που σχεδιάστηκε παραπάνω δημιουργήθηκε η βάση μας. Τα δεδομένα στηρίχτηκαν στα πραγματικά δεδομένα των αστικών λεωφορείων της Πάτρας. Η βάση υλοποιήθηκε σε MySql και η εισαγωγή και διαχείριση των δεδομένων πριν τη σύνδεσή της με την εφαρμογή μας έγινε μέσω phpMyAdmin.</text:span></text:p>
      <text:h text:style-name="P18" text:outline-level="2"><text:soft-page-break/><text:span text:style-name="T17">3</text:span><text:span text:style-name="T18">.</text:span><text:span text:style-name="T17">2</text:span><text:span text:style-name="T19"> Τεχνολογίες Υλοποίησης </text:span><text:span text:style-name="T17">Εξυπηρετητή</text:span></text:h>
      <text:p text:style-name="P36"><text:span text:style-name="T23">Ο προγραμματισμός στην πλευρά του εξυπηρετητή έγινε με JavaScript. Είναι μία τεχνολογία που συνεχώς αυξάνεται και αποτελεί μία εύχρηστη λύση τόσο για τις δυνατότητες που παρέχει </text:span><text:span text:style-name="T32">μέσα από βιβλιοθήκες </text:span><text:span text:style-name="T23">όσο και για τη δομή του προγράμματος καθώς δεν χρειάζεται να αποτελείται από πολλές προγραμματιστικές γλώσσες.</text:span></text:p>
      <text:p text:style-name="P38"><text:span text:style-name="T23">Χρησιμοποιήθηκε η node.js και συγκεκριμένα η βιβλιοθήκη express.js που διευκολύνει τη διεκπεραίωση HTTP </text:span><text:span text:style-name="T33">και URI αιτημάτων</text:span><text:span text:style-name="T23"> που γίνονται στην ιστοσελίδα μας. Ένα προτέρημα της express είναι ότι χρησιμοποιεί το middleware pattern. Με τον τρόπο αυτό η επεξεργασία των αιτημάτων γίνεται σε τμήματα. Έτσι, διευκολύνεται ο διαχωρισμός του προγράμματος σε διαφορετικά αρχεία, η αποφυγή μακροσκελών συναρτήσεων και η συγγραφή δυσανάγνωστου κώδικα. </text:span><text:span text:style-name="T33">Η απάντηση των αιτημάτων γίνεται σε μηχανές για template συγκεκριμένα γίνεται χρήση της Handlebars.js .</text:span></text:p>
      <text:h text:style-name="P12" text:outline-level="2"><text:span text:style-name="T46">3</text:span><text:span text:style-name="T15">.</text:span><text:span text:style-name="T46">3</text:span><text:span text:style-name="T41"> </text:span><text:span text:style-name="T46">Express</text:span></text:h>
      <text:p text:style-name="P40"><text:span text:style-name="T33">Τ</text:span><text:span text:style-name="T23">ο πρόγραμμα όπως γνωρίζουμε χωρίζεται σε τμήματα. <text:s/>Αρχικά υπάρχουν τα αρχεία index και app που ορίζουν τη σύνδεση και τα </text:span><text:span text:style-name="T35">απαραίτητα </text:span><text:span text:style-name="T23">αρχεία και πακέτα που χρειάζεται η εφαρμογή για την ορθή λειτουργία της. Στο φάκελο server υπάρχουν τα αρχεία για τη διαχείριση των αιτημάτων των πελατών. Το αρχείο pt-routes περιέχει τις διαδρομές που αναγνωρίζει ο server μας, το αρχείο pt-model-sql μας παρέχει τη σύνδεση με τη βάση καθώς επίσης αντλεί τα απαραίτητα δεδομένα και τέλος το αρχείο pt-controller επεξεργάζεται τα δεδομένα που αντλούμε από τη βάση και τα προσθέτει στις πληροφορίες που επιστρέφει στο χρήστη μέσω ενός template. <text:s text:c="2"/></text:span></text:p>
      <text:h text:style-name="P12" text:outline-level="2"><text:span text:style-name="T46">3</text:span><text:span text:style-name="T15">.</text:span><text:span text:style-name="T46">4 Handlebars</text:span></text:h>
      <text:p text:style-name="P39"><text:span text:style-name="T23">Τα αρχεία Handlebars βρίσκονται στο φάκελο views. Αντικαθιστούν τα παλιά αρχεία που γράφτηκαν σε HTML στο φάκελο docs και λύνουν το πρόβλημα των επαναλαμβανόμενων γραμμών και στοιχείων του DOM στις σελίδες της εφαρμογής </text:span><text:span text:style-name="T36">καθώς εισάγονται σε μορφή json κάθε φορά τα ίδια δεδομένα</text:span><text:span text:style-name="T23">. <text:s/>Υπάρχει ένα βασικό αρχείο το οποίο αποτελείται από το header και το footer της σελίδας, το &lt;main&gt; της σελίδας αλλάζει ανάλογα με το URI request του πελάτη και γράφτηκε στα διαφορετικά αρχεία hbs. </text:span><text:span text:style-name="T34">Παράλληλα συνδέεται με τα αντίστοιχα αρχεία μορφοποίησης και διαχείρισης γεγονότων που γράφτηκαν σε css, js κατά την ανάπτυξη του front-end.</text:span></text:p>
      <text:p text:style-name="P37"><text:span text:style-name="T23"/></text:p>
      <text:h text:style-name="P7" text:outline-level="1"><text:span text:style-name="T13">4. </text:span><text:span text:style-name="T14">Αποτελέσματα</text:span></text:h>
      <text:p text:style-name="P28"/>
      <text:h text:style-name="P13" text:outline-level="2"><text:span text:style-name="T49">4</text:span><text:span text:style-name="T15">.</text:span><text:span text:style-name="T41">1 </text:span><text:span text:style-name="T50">Αξιολόγηση Εφαρμογής</text:span></text:h>
      <text:p text:style-name="P42">Η αξιολόγηση έγινε εξετάζοντας αν οι πληροφορίες οι οποίες αναζητεί ο επισκέπτης βρίσκονται στην εφαρμογή και αν ναι, πόσο εύκολο είναι να βρεθούν. Οι απαιτήσεις του μικρόκοσμου δομήθηκαν έτσι ώστε να περιέχουν τις απαραίτητες πληροφορίες που παρουσιάζονται σε παρόμοιες ιστοσελίδες <text:span text:style-name="T51">και η προβολή τους χωρίστηκε σε διαφορετικές σελίδες της εφαρμογής</text:span>. </text:p>
      <text:p text:style-name="P42"><text:soft-page-break/><text:span text:style-name="T51">Οι χρήστες του διαδικτύου που επιλέγουν να περιηγηθούν στον παγκόσμιο ιστό χρησιμοποιώντας το κινητό τους τηλέφωνο αυξάνονται συνεχώς. Ωστόσο, κατά τη σχεδίαση μιας ιστοσελίδας ένα συνηθισμένο λάθος είναι να μη λαμβάνεται υπόψιν η προβολή και η λειτουργία της εφαρμογής για μικρής κλίμακας οθόνες. Επειδή η εφαρμογή έχει άμεση σχέση με εξωτερικούς χώρους εξετάστηκε η λειτουργικότητα της ιστοσελίδας σε τηλέφωνα.</text:span></text:p>
      <text:h text:style-name="P14" text:outline-level="2"><text:span text:style-name="T49">4</text:span><text:span text:style-name="T15">.</text:span><text:span text:style-name="T52">2</text:span><text:span text:style-name="T41"> </text:span><text:span text:style-name="T52">Χάρτες</text:span></text:h>
      <text:h text:style-name="P14" text:outline-level="2"><text:span text:style-name="T49">4</text:span><text:span text:style-name="T15">.</text:span><text:span text:style-name="T52">3</text:span><text:span text:style-name="T41"> </text:span><text:span text:style-name="T52">Χρονοδιάγραμμα</text:span></text:h>
      <text:p text:style-name="P41"><text:span text:style-name="T39">Σ</text:span><text:span text:style-name="T23">το πρώτο μισό του εξαμήνου έγινε ο σχεδιασμός της βάσης και της ιστοσελίδας. Αναλυτικότερα, το μήνα Απρίλη σχεδιάστηκε το εννοιολογικό και το σχεσιακό μοντέλο της βάσης. Έως τις 15 Μαΐου σχεδιάστηκε η δομή και το περιεχόμενο της ιστοσελίδας χωρίς τη σύνδεση με τη βάση δεδομένων και τη διαχείριση της δομής με πίνακες της js στη πλευρά του πελάτη. Στο δεύτερο μισό του Μαΐου έγινε η προσθήκη δεδομένων στη βάση και ξεκίνησε ο σχεδιασμός του back-end. Τον Ιούνιο έγινε προσπάθεια εντοπισμού σφαλμάτων που τυχόν υπάρχουν στον κώδικα και γράφτηκε η αναφορά και η παρουσίαση της εργασίας.</text:span></text:p>
      <text:p text:style-name="P41"><text:span text:style-name="T40">Ο Χρήστος Καλδής ασχολήθηκε κυρίως με το σχεδιασμό του front-end και τη μεταφορά των απαιτήσεων του μικρόκοσμου στα εκάστοτε μέρη της ιστοσελίδας. Έγραψε επίσης την έκθεση και την παρουσίαση της εργασίας.</text:span></text:p>
      <text:p text:style-name="P41"><text:span text:style-name="T40">Ο Άγγελος</text:span><text:span text:style-name="T23"> </text:span><text:span text:style-name="T40">Καρδούτσος έδωσε ιδιαίτερη έμφαση στον εννοιολογικό σχεδιασμό της βάσης δεδομένων και στη δομή και σχεδιασμό του back-end. Πρόσθεσε επίσης τις οδηγίες εγκατάστασης στο αποθετήριο του github.</text:span><text:span text:style-name="T23"> <text:s text:c="2"/></text:span></text:p>
      <text:h text:style-name="P8" text:outline-level="1"><text:span text:style-name="T37">5 Εγκατάσταση</text:span></text:h>
      <text:p text:style-name="P33"><text:span text:style-name="T37"/></text:p>
      <text:p text:style-name="P31"><text:span text:style-name="T23">Για να εγκαταστήσετε την εφαρμογή, κατεβάζετε το συμπιεσμένο αρχείο που περιέχει τον κώδικα και τον αποσυμπιέζετε σε ένα φάκελο του υπολογιστή σας. Ανοίγετε ένα τερματικό στη διεύθυνση του φακέλου που </text:span><text:span text:style-name="T38">κάνατε</text:span><text:span text:style-name="T23"> την εγκατάσταση και εκτελείτε την εντολή npm install -dev. Στη συνέχεια μπορείτε να δείτε την ιστοσελίδα στο localhohst στο port 3000 μέσω του nodemon εκτελώντας την εντολή npm run debug. Πρέπει να δημιουργήσετε ένα .env αρχείο ώστε η εφαρμογή να μπορεί να συνδεθεί με τη βάση δεδομένων και να αντλήσει να απαραίτητα δεδομένα για τη σωστή δομή της σελίδας. Σε περίπτωση που βρίσκεστε σε λειτουργικό σύστημα windows μπορείτε απλά να εκτελέσετε </text:span><text:span text:style-name="T38">το </text:span><text:span text:style-name="T23">αρχείο initProject.bat που βρίσκεται στο φάκελο με το πρόγραμμα. </text:span></text:p>
      <text:p text:style-name="P32"><text:span text:style-name="T23">Αν επιθυμείτε να δείτε την εφαρμογή σε μια δημόσια διεύθυνση και όχι στο localhost με τη δική σας βάση δεδομένων, μπορείτε να το κάνετε καθώς φιλοξενείται από το heroku στην παρακάτω διεύθυνση. Αναλυτικότερες πληροφορίες σχετικά με τα βήματα εγκατάστασης και το πρόγραμμα μπορείτε να βρείτε στο αποθετήριο του github.</text:span></text:p>
      <text:p text:style-name="P30"><text:span text:style-name="T21"/></text:p>
      <text:p text:style-name="P31"><text:span text:style-name="T3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light" svg:font-family="'Calibri light'"/>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TOC_20_Heading" style:display-name="TOC Heading" style:family="paragraph" style:parent-style-name="Heading_20_1" style:next-style-name="Standard" style:default-outline-level="">
      <style:text-properties style:language-asian="el" style:country-asian="GR"/>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ΚΑΡΔΟΥΤΣΟΣ ΑΓΓΕΛΟΣ</meta:initial-creator>
    <meta:editing-cycles>11</meta:editing-cycles>
    <meta:creation-date>2021-06-04T17:31:00</meta:creation-date>
    <dc:date>2021-06-05T21:47:10.057695470</dc:date>
    <meta:editing-duration>PT3H8M4S</meta:editing-duration>
    <meta:generator>LibreOffice/6.4.7.2$Linux_X86_64 LibreOffice_project/40$Build-2</meta:generator>
    <meta:document-statistic meta:table-count="0" meta:image-count="0" meta:object-count="0" meta:page-count="5" meta:paragraph-count="50" meta:word-count="1749" meta:character-count="11758" meta:non-whitespace-character-count="100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